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bold" officeooo:rsid="0019bb56" officeooo:paragraph-rsid="0019bb56" style:font-weight-asian="bold" style:font-weight-complex="bold"/>
    </style:style>
    <style:style style:name="P2" style:family="paragraph" style:parent-style-name="Standard">
      <style:text-properties fo:font-size="16pt" officeooo:rsid="00286d65" officeooo:paragraph-rsid="00286d65"/>
    </style:style>
    <style:style style:name="P3" style:family="paragraph" style:parent-style-name="Standard">
      <style:text-properties officeooo:paragraph-rsid="0019bb56"/>
    </style:style>
    <style:style style:name="P4" style:family="paragraph" style:parent-style-name="Standard">
      <style:text-properties officeooo:paragraph-rsid="001a705e"/>
    </style:style>
    <style:style style:name="P5" style:family="paragraph" style:parent-style-name="Standard">
      <style:text-properties style:text-position="0% 100%" fo:font-size="16pt" style:text-underline-style="none" fo:font-weight="bold" officeooo:rsid="001c31e7" officeooo:paragraph-rsid="001c31e7" style:font-weight-asian="bold" style:font-weight-complex="bold"/>
    </style:style>
    <style:style style:name="P6" style:family="paragraph" style:parent-style-name="Standard">
      <style:text-properties style:text-position="0% 100%" fo:font-size="16pt" style:text-underline-style="none" fo:font-weight="bold" officeooo:rsid="001f3cbc" officeooo:paragraph-rsid="001f3cbc" style:font-weight-asian="bold" style:font-weight-complex="bold"/>
    </style:style>
    <style:style style:name="P7" style:family="paragraph" style:parent-style-name="Standard">
      <style:text-properties style:text-position="0% 100%" fo:font-size="16pt" style:text-underline-style="none" fo:font-weight="bold" officeooo:rsid="001f3cbc" officeooo:paragraph-rsid="0020a3e9" style:font-weight-asian="bold" style:font-weight-complex="bold"/>
    </style:style>
    <style:style style:name="P8" style:family="paragraph" style:parent-style-name="Standard">
      <style:text-properties style:text-position="0% 100%" fo:font-size="16pt" style:text-underline-style="none" fo:font-weight="bold" officeooo:rsid="00247f41" officeooo:paragraph-rsid="00247f41" style:font-weight-asian="bold" style:font-weight-complex="bold"/>
    </style:style>
    <style:style style:name="P9" style:family="paragraph" style:parent-style-name="Standard">
      <style:text-properties style:text-position="0% 100%" fo:font-size="16pt" style:text-underline-style="none" fo:font-weight="normal" officeooo:rsid="001c31e7" officeooo:paragraph-rsid="001c31e7" style:font-weight-asian="normal" style:font-weight-complex="normal"/>
    </style:style>
    <style:style style:name="P10" style:family="paragraph" style:parent-style-name="Standard">
      <style:text-properties style:text-position="0% 100%" fo:font-size="16pt" style:text-underline-style="none" fo:font-weight="normal" officeooo:rsid="001f3cbc" officeooo:paragraph-rsid="001f3cbc" style:font-weight-asian="normal" style:font-weight-complex="normal"/>
    </style:style>
    <style:style style:name="P11" style:family="paragraph" style:parent-style-name="Standard">
      <style:text-properties style:text-position="0% 100%" fo:font-size="18pt" style:text-underline-style="none" fo:font-weight="bold" officeooo:rsid="001c31e7" officeooo:paragraph-rsid="001c31e7" style:font-weight-asian="bold" style:font-weight-complex="bold"/>
    </style:style>
    <style:style style:name="P12" style:family="paragraph" style:parent-style-name="Standard">
      <style:text-properties style:text-position="0% 100%" fo:font-size="18pt" style:text-underline-style="none" fo:font-weight="normal" officeooo:rsid="001c31e7" officeooo:paragraph-rsid="001c31e7" style:font-weight-asian="normal" style:font-weight-complex="normal"/>
    </style:style>
    <style:style style:name="P13" style:family="paragraph" style:parent-style-name="Standard">
      <style:text-properties style:text-position="0% 100%" fo:font-size="18pt" style:text-underline-style="none" fo:font-weight="normal" officeooo:rsid="001f3cbc" officeooo:paragraph-rsid="001f3cbc" style:font-weight-asian="normal" style:font-weight-complex="normal"/>
    </style:style>
    <style:style style:name="P14" style:family="paragraph" style:parent-style-name="Standard">
      <style:text-properties style:text-position="0% 100%" fo:font-size="20pt" style:text-underline-style="none" fo:font-weight="bold" officeooo:rsid="001f3cbc" officeooo:paragraph-rsid="001f3cbc" style:font-weight-asian="bold" style:font-weight-complex="bold"/>
    </style:style>
    <style:style style:name="P15" style:family="paragraph" style:parent-style-name="Standard">
      <style:text-properties fo:font-size="14pt"/>
    </style:style>
    <style:style style:name="P16" style:family="paragraph" style:parent-style-name="Standard">
      <style:text-properties fo:font-size="14pt" fo:font-weight="normal" officeooo:paragraph-rsid="001a705e" style:font-weight-asian="normal" style:font-weight-complex="normal"/>
    </style:style>
    <style:style style:name="P17" style:family="paragraph" style:parent-style-name="Standard">
      <style:text-properties fo:font-size="14pt" fo:font-weight="normal" officeooo:rsid="001a705e" officeooo:paragraph-rsid="001a705e" style:font-weight-asian="normal" style:font-weight-complex="normal"/>
    </style:style>
    <style:style style:name="P18" style:family="paragraph" style:parent-style-name="Standard">
      <style:text-properties fo:font-size="14pt" officeooo:paragraph-rsid="0020a3e9"/>
    </style:style>
    <style:style style:name="P19" style:family="paragraph" style:parent-style-name="Standard">
      <style:text-properties fo:font-size="14pt" officeooo:paragraph-rsid="0025e1b9"/>
    </style:style>
    <style:style style:name="P20" style:family="paragraph" style:parent-style-name="Standard">
      <style:text-properties fo:font-size="14pt" officeooo:rsid="0025e1b9" officeooo:paragraph-rsid="0025e1b9"/>
    </style:style>
    <style:style style:name="P21" style:family="paragraph" style:parent-style-name="Standard">
      <style:text-properties fo:font-size="18pt" fo:font-weight="normal" officeooo:rsid="0019bb56" officeooo:paragraph-rsid="0019bb56" style:font-weight-asian="normal" style:font-weight-complex="normal"/>
    </style:style>
    <style:style style:name="P22" style:family="paragraph" style:parent-style-name="Standard">
      <style:text-properties style:text-position="super 58%" fo:font-size="14pt" style:text-underline-style="solid" style:text-underline-type="double" style:text-underline-width="auto" style:text-underline-color="font-color" fo:font-weight="normal" officeooo:rsid="001c31e7" officeooo:paragraph-rsid="001a705e" style:font-weight-asian="normal" style:font-weight-complex="normal"/>
    </style:style>
    <style:style style:name="P23" style:family="paragraph" style:parent-style-name="Standard">
      <style:text-properties officeooo:paragraph-rsid="0029b8fb"/>
    </style:style>
    <style:style style:name="P24" style:family="paragraph" style:parent-style-name="Standard">
      <style:text-properties officeooo:paragraph-rsid="002e0565"/>
    </style:style>
    <style:style style:name="P25" style:family="paragraph" style:parent-style-name="Standard">
      <style:text-properties officeooo:paragraph-rsid="0032fe50"/>
    </style:style>
    <style:style style:name="P26" style:family="paragraph" style:parent-style-name="Standard">
      <style:text-properties officeooo:paragraph-rsid="00352ab5"/>
    </style:style>
    <style:style style:name="P27" style:family="paragraph" style:parent-style-name="Standard">
      <style:text-properties officeooo:paragraph-rsid="0036c6b0"/>
    </style:style>
    <style:style style:name="P28" style:family="paragraph" style:parent-style-name="Text_20_body">
      <style:text-properties officeooo:paragraph-rsid="00352ab5"/>
    </style:style>
    <style:style style:name="P29" style:family="paragraph" style:parent-style-name="Standard" style:list-style-name="L1">
      <style:text-properties officeooo:paragraph-rsid="001a705e"/>
    </style:style>
    <style:style style:name="P30" style:family="paragraph" style:parent-style-name="Standard" style:list-style-name="L1">
      <style:text-properties fo:font-size="14pt" fo:font-weight="normal" officeooo:rsid="0019bb56" officeooo:paragraph-rsid="001a705e" style:font-weight-asian="normal" style:font-weight-complex="normal"/>
    </style:style>
    <style:style style:name="P31" style:family="paragraph" style:parent-style-name="Standard" style:list-style-name="L2">
      <style:text-properties fo:font-size="14pt" fo:font-weight="normal" officeooo:rsid="001a705e" officeooo:paragraph-rsid="001a705e" style:font-weight-asian="normal" style:font-weight-complex="normal"/>
    </style:style>
    <style:style style:name="P32" style:family="paragraph" style:parent-style-name="Standard" style:list-style-name="L5">
      <style:text-properties fo:font-size="14pt" officeooo:rsid="0023edc9" officeooo:paragraph-rsid="0023edc9"/>
    </style:style>
    <style:style style:name="P33" style:family="paragraph" style:parent-style-name="Standard" style:list-style-name="L5">
      <style:text-properties fo:font-size="14pt" officeooo:rsid="0023edc9" officeooo:paragraph-rsid="0025e1b9"/>
    </style:style>
    <style:style style:name="P34" style:family="paragraph" style:parent-style-name="Standard" style:list-style-name="L5">
      <style:text-properties fo:font-size="14pt" officeooo:rsid="0020a3e9" officeooo:paragraph-rsid="0025e1b9"/>
    </style:style>
    <style:style style:name="P35" style:family="paragraph" style:parent-style-name="Standard" style:list-style-name="L8">
      <style:text-properties fo:font-size="14pt" fo:font-style="italic" fo:font-weight="normal" officeooo:rsid="0028e48b" officeooo:paragraph-rsid="0028e48b" style:font-style-asian="italic" style:font-weight-asian="normal" style:font-style-complex="italic" style:font-weight-complex="normal"/>
    </style:style>
    <style:style style:name="P36" style:family="paragraph" style:parent-style-name="Standard" style:list-style-name="L3">
      <style:text-properties style:text-position="0% 100%" fo:font-size="16pt" style:text-underline-style="none" fo:font-weight="normal" officeooo:rsid="001c31e7" officeooo:paragraph-rsid="001c31e7" style:font-weight-asian="normal" style:font-weight-complex="normal"/>
    </style:style>
    <style:style style:name="P37" style:family="paragraph" style:parent-style-name="Standard">
      <style:text-properties style:text-position="0% 100%" fo:font-size="16pt" style:text-underline-style="none" fo:font-weight="normal" officeooo:rsid="0020a3e9" officeooo:paragraph-rsid="0020a3e9" style:font-weight-asian="normal" style:font-weight-complex="normal"/>
    </style:style>
    <style:style style:name="P38" style:family="paragraph" style:parent-style-name="Standard">
      <style:text-properties style:text-position="0% 100%" fo:font-size="16pt" style:text-underline-style="none" fo:font-weight="bold" officeooo:rsid="001f3cbc" officeooo:paragraph-rsid="0020a3e9" style:font-weight-asian="bold" style:font-weight-complex="bold"/>
    </style:style>
    <style:style style:name="P39" style:family="paragraph" style:parent-style-name="Standard">
      <style:text-properties style:text-position="0% 100%" fo:font-size="16pt" style:text-underline-style="none" fo:font-weight="bold" officeooo:rsid="00286d65" officeooo:paragraph-rsid="00286d65" style:font-weight-asian="bold" style:font-weight-complex="bold"/>
    </style:style>
    <style:style style:name="P40" style:family="paragraph" style:parent-style-name="Standard" style:list-style-name="L6">
      <style:text-properties style:text-position="0% 100%" fo:font-size="16pt" style:text-underline-style="none" fo:font-weight="bold" officeooo:rsid="00286d65" officeooo:paragraph-rsid="00286d65" style:font-weight-asian="bold" style:font-weight-complex="bold"/>
    </style:style>
    <style:style style:name="P41" style:family="paragraph" style:parent-style-name="Standard">
      <style:text-properties style:text-position="0% 100%" fo:font-size="16pt" fo:font-style="italic" style:text-underline-style="none" fo:font-weight="bold" officeooo:rsid="00286d65" officeooo:paragraph-rsid="00286d65" style:font-style-asian="italic" style:font-weight-asian="bold" style:font-style-complex="italic" style:font-weight-complex="bold"/>
    </style:style>
    <style:style style:name="P42" style:family="paragraph" style:parent-style-name="Standard">
      <style:text-properties style:text-position="0% 100%" fo:font-size="14pt" fo:font-style="italic" style:text-underline-style="none" fo:font-weight="bold" officeooo:rsid="00286d65" officeooo:paragraph-rsid="00286d65" style:font-style-asian="italic" style:font-weight-asian="bold" style:font-style-complex="italic" style:font-weight-complex="bold"/>
    </style:style>
    <style:style style:name="P43" style:family="paragraph" style:parent-style-name="Standard" style:list-style-name="L7">
      <style:text-properties style:text-position="0% 100%" fo:font-size="14pt" fo:font-style="italic" style:text-underline-style="none" fo:font-weight="bold" officeooo:rsid="00286d65" officeooo:paragraph-rsid="00286d65" style:font-style-asian="italic" style:font-weight-asian="bold" style:font-style-complex="italic" style:font-weight-complex="bold"/>
    </style:style>
    <style:style style:name="P44" style:family="paragraph" style:parent-style-name="Standard" style:list-style-name="L9">
      <style:text-properties style:text-position="0% 100%" fo:font-size="14pt" fo:font-style="italic" style:text-underline-style="none" fo:font-weight="bold" officeooo:rsid="0028e48b" officeooo:paragraph-rsid="0028e48b" style:font-style-asian="italic" style:font-weight-asian="bold" style:font-style-complex="italic" style:font-weight-complex="bold"/>
    </style:style>
    <style:style style:name="P45" style:family="paragraph" style:parent-style-name="Standard">
      <style:text-properties style:text-position="0% 100%" fo:font-size="14pt" fo:font-style="italic" style:text-underline-style="none" fo:font-weight="normal" officeooo:rsid="00286d65" officeooo:paragraph-rsid="00286d65" style:font-style-asian="italic" style:font-weight-asian="normal" style:font-style-complex="italic" style:font-weight-complex="normal"/>
    </style:style>
    <style:style style:name="P46" style:family="paragraph" style:parent-style-name="Standard" style:list-style-name="L8">
      <style:text-properties style:text-position="0% 100%" fo:font-size="14pt" fo:font-style="italic" style:text-underline-style="none" fo:font-weight="normal" officeooo:rsid="00286d65" officeooo:paragraph-rsid="00286d65" style:font-style-asian="italic" style:font-weight-asian="normal" style:font-style-complex="italic" style:font-weight-complex="normal"/>
    </style:style>
    <style:style style:name="P47" style:family="paragraph" style:parent-style-name="Standard" style:list-style-name="L8">
      <style:text-properties style:text-position="0% 100%" fo:font-size="14pt" fo:font-style="italic" style:text-underline-style="none" fo:font-weight="normal" officeooo:rsid="0028e48b" officeooo:paragraph-rsid="0028e48b" style:font-style-asian="italic" style:font-weight-asian="normal" style:font-style-complex="italic" style:font-weight-complex="normal"/>
    </style:style>
    <style:style style:name="P48" style:family="paragraph" style:parent-style-name="Standard">
      <style:text-properties style:text-position="0% 100%" fo:font-size="14pt" fo:font-style="italic" style:text-underline-style="none" fo:font-weight="normal" officeooo:rsid="0028e48b" officeooo:paragraph-rsid="0028e48b" style:font-style-asian="italic" style:font-weight-asian="normal" style:font-style-complex="italic" style:font-weight-complex="normal"/>
    </style:style>
    <style:style style:name="P49" style:family="paragraph" style:parent-style-name="Standard" style:list-style-name="L9">
      <style:text-properties style:text-position="0% 100%" fo:font-size="14pt" fo:font-style="italic" style:text-underline-style="none" fo:font-weight="normal" officeooo:rsid="0028e48b" officeooo:paragraph-rsid="0028e48b" style:font-style-asian="italic" style:font-weight-asian="normal" style:font-style-complex="italic" style:font-weight-complex="normal"/>
    </style:style>
    <style:style style:name="P50" style:family="paragraph" style:parent-style-name="Standard" style:list-style-name="L9">
      <style:text-properties officeooo:paragraph-rsid="0028e48b"/>
    </style:style>
    <style:style style:name="P51" style:family="paragraph" style:parent-style-name="Standard" style:list-style-name="L9">
      <style:text-properties officeooo:paragraph-rsid="0029b8fb"/>
    </style:style>
    <style:style style:name="P52" style:family="paragraph" style:parent-style-name="Standard" style:list-style-name="L9">
      <style:text-properties officeooo:rsid="0028e48b" officeooo:paragraph-rsid="0028e48b"/>
    </style:style>
    <style:style style:name="P53" style:family="paragraph" style:parent-style-name="Standard">
      <style:text-properties fo:font-weight="bold" officeooo:rsid="003fb665" officeooo:paragraph-rsid="003fb665" style:font-weight-asian="bold" style:font-weight-complex="bold"/>
    </style:style>
    <style:style style:name="P54" style:family="paragraph" style:parent-style-name="Standard">
      <style:text-properties fo:font-weight="bold" officeooo:rsid="003fb665" officeooo:paragraph-rsid="0032fe50" style:font-weight-asian="bold" style:font-weight-complex="bold"/>
    </style:style>
    <style:style style:name="P55" style:family="paragraph" style:parent-style-name="Standard" style:list-style-name="L11">
      <style:text-properties officeooo:paragraph-rsid="0032fe50"/>
    </style:style>
    <style:style style:name="P56" style:family="paragraph" style:parent-style-name="Standard" style:list-style-name="L11">
      <style:text-properties officeooo:paragraph-rsid="00352ab5"/>
    </style:style>
    <style:style style:name="P57" style:family="paragraph" style:parent-style-name="Standard" style:list-style-name="L11">
      <style:text-properties officeooo:paragraph-rsid="0033f13e"/>
    </style:style>
    <style:style style:name="P58" style:family="paragraph" style:parent-style-name="Standard" style:list-style-name="L11">
      <style:text-properties officeooo:paragraph-rsid="0043a212"/>
    </style:style>
    <style:style style:name="P59" style:family="paragraph" style:parent-style-name="Standard">
      <style:text-properties officeooo:paragraph-rsid="0032fe50"/>
    </style:style>
    <style:style style:name="P60" style:family="paragraph" style:parent-style-name="Standard" style:list-style-name="L12">
      <style:text-properties officeooo:paragraph-rsid="0038e19e"/>
    </style:style>
    <style:style style:name="P61" style:family="paragraph" style:parent-style-name="Standard">
      <style:text-properties officeooo:paragraph-rsid="0038e19e"/>
    </style:style>
    <style:style style:name="P62" style:family="paragraph" style:parent-style-name="Standard" style:list-style-name="L13">
      <style:text-properties officeooo:paragraph-rsid="003ab29a"/>
    </style:style>
    <style:style style:name="P63" style:family="paragraph" style:parent-style-name="Standard" style:list-style-name="L13">
      <style:text-properties officeooo:paragraph-rsid="003ad8d0"/>
    </style:style>
    <style:style style:name="P64" style:family="paragraph" style:parent-style-name="Standard" style:list-style-name="L13">
      <style:text-properties officeooo:paragraph-rsid="003b5739"/>
    </style:style>
    <style:style style:name="P65" style:family="paragraph" style:parent-style-name="Standard" style:list-style-name="L13">
      <style:text-properties officeooo:paragraph-rsid="003d06f9"/>
    </style:style>
    <style:style style:name="P66" style:family="paragraph" style:parent-style-name="Standard">
      <style:text-properties officeooo:paragraph-rsid="003d06f9"/>
    </style:style>
    <style:style style:name="P67" style:family="paragraph" style:parent-style-name="Standard">
      <style:text-properties officeooo:paragraph-rsid="0041ed6a"/>
    </style:style>
    <style:style style:name="P68" style:family="paragraph" style:parent-style-name="Standard" style:list-style-name="L14">
      <style:text-properties officeooo:paragraph-rsid="0041ed6a"/>
    </style:style>
    <style:style style:name="P69" style:family="paragraph" style:parent-style-name="Standard" style:list-style-name="L14">
      <style:text-properties officeooo:paragraph-rsid="0042f64b"/>
    </style:style>
    <style:style style:name="P70" style:family="paragraph" style:parent-style-name="Standard" style:list-style-name="L14">
      <style:text-properties officeooo:paragraph-rsid="0043a212"/>
    </style:style>
    <style:style style:name="P71" style:family="paragraph" style:parent-style-name="Text_20_body" style:list-style-name="L3">
      <style:text-properties style:text-position="0% 100%" fo:font-size="16pt" style:text-underline-style="none" fo:font-weight="normal" officeooo:rsid="001c31e7" officeooo:paragraph-rsid="001c31e7" style:font-weight-asian="normal" style:font-weight-complex="normal"/>
    </style:style>
    <style:style style:name="P72" style:family="paragraph" style:parent-style-name="Text_20_body" style:list-style-name="L4">
      <style:text-properties style:text-position="0% 100%" fo:font-size="16pt" style:text-underline-style="none" fo:font-weight="normal" officeooo:rsid="001f3cbc" officeooo:paragraph-rsid="001f3cbc" style:font-weight-asian="normal" style:font-weight-complex="normal"/>
    </style:style>
    <style:style style:name="P73" style:family="paragraph" style:parent-style-name="Text_20_body" style:list-style-name="L4">
      <style:text-properties officeooo:paragraph-rsid="001c31e7"/>
    </style:style>
    <style:style style:name="P74" style:family="paragraph" style:parent-style-name="Text_20_body" style:list-style-name="L4">
      <style:text-properties officeooo:rsid="001c31e7" officeooo:paragraph-rsid="001c31e7"/>
    </style:style>
    <style:style style:name="P75" style:family="paragraph" style:parent-style-name="Text_20_body" style:list-style-name="L10">
      <style:text-properties officeooo:paragraph-rsid="00352ab5"/>
    </style:style>
    <style:style style:name="P76" style:family="paragraph">
      <loext:graphic-properties draw:fill="solid" draw:fill-color="#5983b0"/>
    </style:style>
    <style:style style:name="P77" style:family="paragraph">
      <loext:graphic-properties draw:fill="solid" draw:fill-color="#5983b0"/>
      <style:paragraph-properties style:writing-mode="lr-tb"/>
      <style:text-properties fo:font-size="12pt"/>
    </style:style>
    <style:style style:name="P78" style:family="paragraph">
      <loext:graphic-properties draw:fill="solid" draw:fill-color="#5983b0"/>
      <style:paragraph-properties style:writing-mode="lr-tb"/>
    </style:style>
    <style:style style:name="P79" style:family="paragraph">
      <loext:graphic-properties draw:fill="solid" draw:fill-color="#5983b0"/>
      <style:paragraph-properties style:writing-mode="lr-tb"/>
      <style:text-properties fo:font-size="14pt" style:font-size-asian="14pt" style:font-size-complex="14pt"/>
    </style:style>
    <style:style style:name="P80" style:family="paragraph">
      <loext:graphic-properties draw:fill="solid" draw:fill-color="#5983b0"/>
      <style:paragraph-properties style:writing-mode="lr-tb"/>
      <style:text-properties fo:font-size="12pt" fo:font-weight="bold" style:font-weight-asian="bold" style:font-weight-complex="bold"/>
    </style:style>
    <style:style style:name="P81" style:family="paragraph">
      <loext:graphic-properties draw:fill="solid" draw:fill-color="#5983b0"/>
      <style:paragraph-properties style:writing-mode="lr-tb"/>
      <style:text-properties fo:font-weight="bold" style:font-weight-asian="bold" style:font-weight-complex="bold"/>
    </style:style>
    <style:style style:name="T1" style:family="text">
      <style:text-properties fo:font-size="16pt" fo:font-weight="bold" officeooo:rsid="0019bb56" style:font-weight-asian="bold" style:font-weight-complex="bold"/>
    </style:style>
    <style:style style:name="T2" style:family="text">
      <style:text-properties fo:font-size="16pt" fo:font-weight="bold" officeooo:rsid="001a705e" style:font-weight-asian="bold" style:font-weight-complex="bold"/>
    </style:style>
    <style:style style:name="T3" style:family="text">
      <style:text-properties fo:font-size="14pt"/>
    </style:style>
    <style:style style:name="T4" style:family="text">
      <style:text-properties fo:font-size="14pt" fo:font-weight="normal" style:font-weight-asian="normal" style:font-weight-complex="normal"/>
    </style:style>
    <style:style style:name="T5" style:family="text">
      <style:text-properties style:text-position="0% 100%" style:text-underline-style="none"/>
    </style:style>
    <style:style style:name="T6" style:family="text">
      <style:text-properties style:text-position="0% 100%" style:text-underline-style="none" fo:font-weight="bold" style:font-weight-asian="bold" style:font-weight-complex="bold"/>
    </style:style>
    <style:style style:name="T7" style:family="text">
      <style:text-properties style:text-position="0% 100%" style:text-underline-style="none" fo:font-weight="bold" officeooo:rsid="001f3cbc" style:font-weight-asian="bold" style:font-weight-complex="bold"/>
    </style:style>
    <style:style style:name="T8" style:family="text">
      <style:text-properties style:text-position="0% 100%" fo:font-size="16pt" style:text-underline-style="none" fo:font-weight="normal" style:font-weight-asian="normal" style:font-weight-complex="normal"/>
    </style:style>
    <style:style style:name="T9" style:family="text">
      <style:text-properties style:text-position="0% 100%" fo:font-size="16pt" fo:font-style="italic" style:text-underline-style="none" fo:font-weight="bold" officeooo:rsid="002e0565" style:font-style-asian="italic" style:font-weight-asian="bold" style:font-style-complex="italic" style:font-weight-complex="bold"/>
    </style:style>
    <style:style style:name="T10" style:family="text">
      <style:text-properties style:text-position="0% 100%" fo:font-size="16pt" fo:font-style="italic" style:text-underline-style="none" fo:font-weight="bold" officeooo:rsid="00352ab5" style:font-style-asian="italic" style:font-weight-asian="bold" style:font-style-complex="italic" style:font-weight-complex="bold"/>
    </style:style>
    <style:style style:name="T11" style:family="text">
      <style:text-properties style:text-position="0% 100%" fo:font-size="16pt" fo:font-style="italic" style:text-underline-style="none" fo:font-weight="bold" officeooo:rsid="0038e19e" style:font-style-asian="italic" style:font-weight-asian="bold" style:font-style-complex="italic" style:font-weight-complex="bold"/>
    </style:style>
    <style:style style:name="T12" style:family="text">
      <style:text-properties style:text-position="0% 100%" fo:font-size="16pt" fo:font-style="italic" style:text-underline-style="none" fo:font-weight="normal" officeooo:rsid="002e0565" style:font-style-asian="italic" style:font-weight-asian="normal" style:font-style-complex="italic" style:font-weight-complex="normal"/>
    </style:style>
    <style:style style:name="T13" style:family="text">
      <style:text-properties style:text-position="0% 100%" fo:font-size="14pt" fo:font-style="italic" style:text-underline-style="none" fo:font-weight="normal" style:font-style-asian="italic" style:font-weight-asian="normal" style:font-style-complex="italic" style:font-weight-complex="normal"/>
    </style:style>
    <style:style style:name="T14" style:family="text">
      <style:text-properties style:text-position="0% 100%" fo:font-size="14pt" fo:font-style="italic" style:text-underline-style="none" fo:font-weight="normal" officeooo:rsid="0028e48b" style:font-style-asian="italic" style:font-weight-asian="normal" style:font-style-complex="italic" style:font-weight-complex="normal"/>
    </style:style>
    <style:style style:name="T15" style:family="text">
      <style:text-properties style:text-position="0% 100%" fo:font-size="14pt" fo:font-style="italic" style:text-underline-style="none" fo:font-weight="normal" officeooo:rsid="0029b8fb" style:font-style-asian="italic" style:font-weight-asian="normal" style:font-style-complex="italic" style:font-weight-complex="normal"/>
    </style:style>
    <style:style style:name="T16" style:family="text">
      <style:text-properties style:text-position="0% 100%" fo:font-size="14pt" fo:font-style="italic" style:text-underline-style="none" fo:font-weight="normal" officeooo:rsid="0031788d" style:font-style-asian="italic" style:font-weight-asian="normal" style:font-style-complex="italic" style:font-weight-complex="normal"/>
    </style:style>
    <style:style style:name="T17" style:family="text">
      <style:text-properties style:text-position="0% 100%" fo:font-size="14pt" fo:font-style="italic" style:text-underline-style="none" fo:font-weight="normal" officeooo:rsid="0032fe50" style:font-style-asian="italic" style:font-weight-asian="normal" style:font-style-complex="italic" style:font-weight-complex="normal"/>
    </style:style>
    <style:style style:name="T18" style:family="text">
      <style:text-properties style:text-position="0% 100%" fo:font-size="14pt" fo:font-style="italic" style:text-underline-style="none" fo:font-weight="normal" officeooo:rsid="0033f13e" style:font-style-asian="italic" style:font-weight-asian="normal" style:font-style-complex="italic" style:font-weight-complex="normal"/>
    </style:style>
    <style:style style:name="T19" style:family="text">
      <style:text-properties style:text-position="0% 100%" fo:font-size="14pt" fo:font-style="italic" style:text-underline-style="none" fo:font-weight="normal" officeooo:rsid="00352ab5" style:font-style-asian="italic" style:font-weight-asian="normal" style:font-style-complex="italic" style:font-weight-complex="normal"/>
    </style:style>
    <style:style style:name="T20" style:family="text">
      <style:text-properties style:text-position="0% 100%" fo:font-size="14pt" fo:font-style="italic" style:text-underline-style="none" fo:font-weight="normal" officeooo:rsid="0036c6b0" style:font-style-asian="italic" style:font-weight-asian="normal" style:font-style-complex="italic" style:font-weight-complex="normal"/>
    </style:style>
    <style:style style:name="T21" style:family="text">
      <style:text-properties style:text-position="0% 100%" fo:font-size="14pt" fo:font-style="italic" style:text-underline-style="none" fo:font-weight="normal" officeooo:rsid="0038e19e" style:font-style-asian="italic" style:font-weight-asian="normal" style:font-style-complex="italic" style:font-weight-complex="normal"/>
    </style:style>
    <style:style style:name="T22" style:family="text">
      <style:text-properties style:text-position="0% 100%" fo:font-size="14pt" fo:font-style="italic" style:text-underline-style="none" fo:font-weight="normal" officeooo:rsid="0043a212" style:font-style-asian="italic" style:font-weight-asian="normal" style:font-style-complex="italic" style:font-weight-complex="normal"/>
    </style:style>
    <style:style style:name="T23" style:family="text">
      <style:text-properties style:text-position="0% 100%" fo:font-size="14pt" fo:font-style="italic" style:text-underline-style="none" fo:font-weight="bold" style:font-style-asian="italic" style:font-weight-asian="bold" style:font-style-complex="italic" style:font-weight-complex="bold"/>
    </style:style>
    <style:style style:name="T24" style:family="text">
      <style:text-properties style:text-position="0% 100%" fo:font-size="14pt" fo:font-style="italic" style:text-underline-style="none" fo:font-weight="bold" officeooo:rsid="00352ab5" style:font-style-asian="italic" style:font-weight-asian="bold" style:font-style-complex="italic" style:font-weight-complex="bold"/>
    </style:style>
    <style:style style:name="T25" style:family="text">
      <style:text-properties style:text-position="0% 100%" fo:font-size="14pt" fo:font-style="italic" style:text-underline-style="none" fo:font-weight="bold" officeooo:rsid="0038e19e" style:font-style-asian="italic" style:font-weight-asian="bold" style:font-style-complex="italic" style:font-weight-complex="bold"/>
    </style:style>
    <style:style style:name="T26" style:family="text">
      <style:text-properties style:text-position="0% 100%" fo:font-size="14pt" fo:font-style="italic" style:text-underline-style="none" officeooo:rsid="0029b8fb" style:font-style-asian="italic" style:font-style-complex="italic"/>
    </style:style>
    <style:style style:name="T27" style:family="text">
      <style:text-properties style:text-position="0% 100%" fo:font-size="14pt" style:text-underline-style="none" fo:font-weight="normal" officeooo:rsid="00352ab5" style:font-weight-asian="normal" style:font-weight-complex="normal"/>
    </style:style>
    <style:style style:name="T28" style:family="text">
      <style:text-properties style:text-position="0% 100%" fo:font-size="18pt" fo:font-style="italic" style:text-underline-style="none" fo:font-weight="bold" officeooo:rsid="0038e19e" style:font-style-asian="italic" style:font-weight-asian="bold" style:font-style-complex="italic" style:font-weight-complex="bold"/>
    </style:style>
    <style:style style:name="T29" style:family="text">
      <style:text-properties style:text-position="0% 100%" fo:font-size="18pt" fo:font-style="italic" style:text-underline-style="none" fo:font-weight="bold" officeooo:rsid="003ab29a" style:font-style-asian="italic" style:font-weight-asian="bold" style:font-style-complex="italic" style:font-weight-complex="bold"/>
    </style:style>
    <style:style style:name="T30" style:family="text">
      <style:text-properties style:text-position="0% 100%" fo:font-size="18pt" fo:font-style="italic" style:text-underline-style="none" fo:font-weight="bold" officeooo:rsid="0041ed6a" style:font-style-asian="italic" style:font-weight-asian="bold" style:font-style-complex="italic" style:font-weight-complex="bold"/>
    </style:style>
    <style:style style:name="T31" style:family="text">
      <style:text-properties style:text-position="0% 100%" fo:font-size="18pt" fo:font-style="italic" style:text-underline-style="none" fo:font-weight="normal" officeooo:rsid="003ab29a" style:font-style-asian="italic" style:font-weight-asian="normal" style:font-style-complex="italic" style:font-weight-complex="normal"/>
    </style:style>
    <style:style style:name="T32" style:family="text">
      <style:text-properties style:text-position="0% 100%" fo:font-size="18pt" fo:font-style="italic" style:text-underline-style="none" fo:font-weight="normal" officeooo:rsid="003ad8d0" style:font-style-asian="italic" style:font-weight-asian="normal" style:font-style-complex="italic" style:font-weight-complex="normal"/>
    </style:style>
    <style:style style:name="T33" style:family="text">
      <style:text-properties style:text-position="0% 100%" fo:font-size="18pt" fo:font-style="italic" style:text-underline-style="none" fo:font-weight="normal" officeooo:rsid="003b5739" style:font-style-asian="italic" style:font-weight-asian="normal" style:font-style-complex="italic" style:font-weight-complex="normal"/>
    </style:style>
    <style:style style:name="T34" style:family="text">
      <style:text-properties style:text-position="0% 100%" fo:font-size="18pt" fo:font-style="italic" style:text-underline-style="none" fo:font-weight="normal" officeooo:rsid="003d06f9" style:font-style-asian="italic" style:font-weight-asian="normal" style:font-style-complex="italic" style:font-weight-complex="normal"/>
    </style:style>
    <style:style style:name="T35" style:family="text">
      <style:text-properties style:text-position="0% 100%" fo:font-size="18pt" fo:font-style="italic" style:text-underline-style="none" fo:font-weight="normal" officeooo:rsid="00418947" style:font-style-asian="italic" style:font-weight-asian="normal" style:font-style-complex="italic" style:font-weight-complex="normal"/>
    </style:style>
    <style:style style:name="T36" style:family="text">
      <style:text-properties style:text-position="0% 100%" fo:font-size="18pt" fo:font-style="italic" style:text-underline-style="none" fo:font-weight="normal" officeooo:rsid="0041ed6a" style:font-style-asian="italic" style:font-weight-asian="normal" style:font-style-complex="italic" style:font-weight-complex="normal"/>
    </style:style>
    <style:style style:name="T37" style:family="text">
      <style:text-properties style:text-position="0% 100%" fo:font-size="18pt" fo:font-style="italic" style:text-underline-style="none" fo:font-weight="normal" officeooo:rsid="0042f64b" style:font-style-asian="italic" style:font-weight-asian="normal" style:font-style-complex="italic" style:font-weight-complex="normal"/>
    </style:style>
    <style:style style:name="T38" style:family="text">
      <style:text-properties style:text-position="0% 100%" fo:font-size="18pt" fo:font-style="italic" style:text-underline-style="none" fo:font-weight="normal" officeooo:rsid="0043a212" style:font-style-asian="italic" style:font-weight-asian="normal" style:font-style-complex="italic" style:font-weight-complex="normal"/>
    </style:style>
    <style:style style:name="T39" style:family="text">
      <style:text-properties officeooo:rsid="0027a4a2"/>
    </style:style>
    <style:style style:name="T40" style:family="text">
      <style:text-properties fo:font-size="14pt" style:font-size-asian="12pt" style:font-size-complex="14pt"/>
    </style:style>
    <style:style style:name="T41" style:family="text">
      <style:text-properties fo:font-size="14pt" style:font-size-asian="14pt" style:font-size-complex="14pt"/>
    </style:style>
    <style:style style:name="T42" style:family="text">
      <style:text-properties fo:font-size="12pt" fo:font-weight="bold" style:font-weight-asian="bold" style:font-weight-complex="bold"/>
    </style:style>
    <style:style style:name="T43"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11cm" fo:text-indent="-0.635cm" fo:margin-left="1.4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6cm" fo:text-indent="-0.635cm" fo:margin-left="2.0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1cm" fo:text-indent="-0.635cm" fo:margin-left="2.6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6cm" fo:text-indent="-0.635cm" fo:margin-left="3.3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1cm" fo:text-indent="-0.635cm" fo:margin-left="3.9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6cm" fo:text-indent="-0.635cm" fo:margin-left="4.5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1cm" fo:text-indent="-0.635cm" fo:margin-left="5.2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6cm" fo:text-indent="-0.635cm" fo:margin-left="5.8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1cm" fo:text-indent="-0.635cm" fo:margin-left="6.4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6cm" fo:text-indent="-0.635cm" fo:margin-left="7.12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429cm" fo:text-indent="-0.635cm" fo:margin-left="1.4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4cm" fo:text-indent="-0.635cm" fo:margin-left="2.0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9cm" fo:text-indent="-0.635cm" fo:margin-left="2.6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4cm" fo:text-indent="-0.635cm" fo:margin-left="3.3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9cm" fo:text-indent="-0.635cm" fo:margin-left="3.9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4cm" fo:text-indent="-0.635cm" fo:margin-left="4.6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9cm" fo:text-indent="-0.635cm" fo:margin-left="5.2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4cm" fo:text-indent="-0.635cm" fo:margin-left="5.8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9cm" fo:text-indent="-0.635cm" fo:margin-left="6.5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4cm" fo:text-indent="-0.635cm" fo:margin-left="7.144cm"/>
        </style:list-level-properties>
      </text:list-level-style-bullet>
    </text:list-style>
    <style:style style:name="gr1" style:family="graphic">
      <style:graphic-properties draw:stroke="none" svg:stroke-color="#000000" draw:fill="solid" draw:fill-color="#5983b0" fo:min-height="3.896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solid" draw:fill-color="#5983b0" fo:min-height="8.55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solid" draw:fill-color="#5983b0" fo:min-height="7.9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5983b0" fo:min-height="13.6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5983b0" fo:min-height="5.3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5983b0" fo:min-height="1.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5983b0" fo:min-height="3.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5983b0" fo:min-height="5.8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ypes of Methods :</text:p>
      <text:p text:style-name="P1"/>
      <text:p text:style-name="P3"><text:span text:style-name="T1">static : </text:span><text:span text:style-name="T4">Static methods are the methods in Java that can be called without creating an object of class. They are referenced by the </text:span><text:span text:style-name="Strong_20_Emphasis"><text:span text:style-name="T3">class name itself</text:span></text:span><text:span text:style-name="T4"> or reference to the Object of that class.</text:span></text:p>
      <text:list xml:id="list3057211274" text:style-name="L1">
        <text:list-item>
          <text:p text:style-name="P29"><text:span text:style-name="T4">Static methods can not be overridden, since they are resolved using </text:span><text:span text:style-name="Strong_20_Emphasis"><text:span text:style-name="T3">static binding </text:span></text:span><text:span text:style-name="T4">by the compiler at compile time. However, we can have the same name methods declared </text:span><text:span text:style-name="Strong_20_Emphasis"><text:span text:style-name="T3">static </text:span></text:span><text:span text:style-name="T4">in both </text:span><text:span text:style-name="Strong_20_Emphasis"><text:span text:style-name="T3">superclass </text:span></text:span><text:span text:style-name="T4">and </text:span><text:span text:style-name="Strong_20_Emphasis"><text:span text:style-name="T3">subclass</text:span></text:span><text:span text:style-name="T4">, but it will be called </text:span><text:a xlink:type="simple" xlink:href="https://www.geeksforgeeks.org/overriding-in-java/" text:style-name="Internet_20_link" text:visited-style-name="Visited_20_Internet_20_Link"><text:span text:style-name="Strong_20_Emphasis"><text:span text:style-name="T3">Method Hiding</text:span></text:span></text:a><text:span text:style-name="T4"> as the derived class method will hide the base class method.</text:span></text:p>
        </text:list-item>
        <text:list-item>
          <text:p text:style-name="P30">The method will be called based on which referene used ( super or sub class)</text:p>
        </text:list-item>
      </text:list>
      <text:p text:style-name="P21"/>
      <text:p text:style-name="P4"><text:span text:style-name="T2">non static or instance : </text:span><text:span text:style-name="T4">Instance method are methods which require an object of its class to be created before it can be called. To invoke a instance method, we have to create an Object of the class in which the method is defined.</text:span></text:p>
      <text:p text:style-name="P16"/>
      <text:p text:style-name="P17">Note : </text:p>
      <text:list xml:id="list2455469006" text:style-name="L2">
        <text:list-item>
          <text:p text:style-name="P31">non static methods and variables cannot be accessed from static context( static method or static block) because static blocks are loaded in memory before and its not possible to call any non static members.</text:p>
        </text:list-item>
        <text:list-item>
          <text:p text:style-name="P31">Static members can be accessed from non static context</text:p>
        </text:list-item>
      </text:list>
      <text:p text:style-name="P22"/>
      <text:p text:style-name="P22"/>
      <text:p text:style-name="P11">Keywords</text:p>
      <text:p text:style-name="P5"/>
      <text:p text:style-name="P5">static </text:p>
      <text:list xml:id="list4206747615" text:style-name="L3">
        <text:list-item>
          <text:p text:style-name="P71">The <text:span text:style-name="Source_20_Text">static</text:span> keyword is a non-access modifier used for methods and attributes. Static methods/attributes can be accessed without creating an object of a class.</text:p>
        </text:list-item>
        <text:list-item>
          <text:p text:style-name="P71">Accessed using classname</text:p>
        </text:list-item>
        <text:list-item>
          <text:p text:style-name="P36">Mutable</text:p>
        </text:list-item>
      </text:list>
      <text:p text:style-name="P9"/>
      <text:p text:style-name="P11">final </text:p>
      <text:list xml:id="list1284466689" text:style-name="L4">
        <text:list-item>
          <text:p text:style-name="P74"><text:span text:style-name="T8">The </text:span><text:span text:style-name="Source_20_Text"><text:span text:style-name="T8">final</text:span></text:span><text:span text:style-name="T8"> keyword is a non-access modifier used for classes, attributes and methods, which makes them non-changeable (impossible to inherit or override).</text:span></text:p>
        </text:list-item>
        <text:list-item>
          <text:p text:style-name="P72">Accessed using class object reference </text:p>
        </text:list-item>
        <text:list-item>
          <text:p text:style-name="P73"><text:soft-page-break/>The <text:span text:style-name="Source_20_Text">final</text:span> keyword is useful when you want a variable to always store the same value, like PI (3.14159...).</text:p>
        </text:list-item>
      </text:list>
      <text:p text:style-name="P12"/>
      <text:p text:style-name="P14">Sequence of execution</text:p>
      <text:p text:style-name="P14"/>
      <text:p text:style-name="P10">for a class having static block , instance block , constructor following is order of execution:</text:p>
      <text:p text:style-name="P6"/>
      <text:p text:style-name="P6">When object of such class is created</text:p>
      <text:p text:style-name="P8">order of execut</text:p>
      <text:p text:style-name="P6"><draw:frame text:anchor-type="paragraph" draw:z-index="0" draw:name="Shape1" draw:style-name="gr8" draw:text-style-name="P81" svg:width="11.413cm" svg:height="5.845cm" svg:x="1.489cm" svg:y="0.309cm"><draw:text-box><text:p><text:span text:style-name="T43">Static block 1</text:span></text:p><text:p><text:span text:style-name="T43">Static block 2</text:span></text:p><text:p><text:span text:style-name="T43">.</text:span></text:p><text:p><text:span text:style-name="T43">.</text:span></text:p><text:p><text:span text:style-name="T43">Parent class constructor called</text:span></text:p><text:p><text:span text:style-name="T43">Instance block 1</text:span></text:p><text:p><text:span text:style-name="T43">Instance block 2</text:span></text:p><text:p><text:span text:style-name="T43">.</text:span></text:p><text:p><text:span text:style-name="T43">.</text:span></text:p><text:p><text:span text:style-name="T43">Call to constructor</text:span></text:p><text:p><text:span text:style-name="T43"/></text:p><text:p><text:span text:style-name="T43"/></text:p></draw:text-box></draw:frame><text:s/></text:p>
      <text:p text:style-name="P10"><text:tab/></text:p>
      <text:p text:style-name="P10"/>
      <text:p text:style-name="P13"/>
      <text:p text:style-name="P9"/>
      <text:p text:style-name="P15"/>
      <text:p text:style-name="P15"/>
      <text:p text:style-name="P15"/>
      <text:p text:style-name="P15"/>
      <text:p text:style-name="P15"/>
      <text:p text:style-name="P15"/>
      <text:list xml:id="list3387711944" text:style-name="L5">
        <text:list-item>
          <text:p text:style-name="P32">static block is executed only once. No static block is called on further calls.</text:p>
        </text:list-item>
        <text:list-item>
          <text:p text:style-name="P32">Instance block is called every time an object is called.</text:p>
        </text:list-item>
        <text:list-item>
          <text:p text:style-name="P33">Calling an static method or variable can also make static block to execute in case, <text:s/>static blocks are not previously executed.</text:p>
        </text:list-item>
        <text:list-item>
          <text:p text:style-name="P34">instance block code is included in constructor byte code</text:p>
        </text:list-item>
      </text:list>
      <text:p text:style-name="P19"/>
      <text:p text:style-name="P20">i<text:span text:style-name="T39">f</text:span> parent class have static blocks too , </text:p>
      <text:p text:style-name="P18"/>
      <text:p text:style-name="P37"><draw:frame text:anchor-type="paragraph" draw:z-index="1" draw:name="Shape1_0" draw:style-name="gr8" draw:text-style-name="P80" svg:width="11.413cm" svg:height="5.845cm" svg:x="1.335cm" svg:y="0.589cm"><draw:text-box><text:p><text:span text:style-name="T42">parent static block 1</text:span></text:p><text:p><text:span text:style-name="T42"><text:s/></text:span><text:span text:style-name="T42">parent static block 2</text:span></text:p><text:p><text:span text:style-name="T42">Static <text:s/>block 1</text:span></text:p><text:p><text:span text:style-name="T42">static block 2</text:span></text:p><text:p><text:span text:style-name="T42"><text:s/></text:span><text:span text:style-name="T42">parent instance 1</text:span></text:p><text:p><text:span text:style-name="T42">parent instance 2</text:span></text:p><text:p><text:span text:style-name="T42">parent constructor</text:span></text:p><text:p><text:span text:style-name="T42">Instance block 1</text:span></text:p><text:p><text:span text:style-name="T42">instance block 2</text:span></text:p><text:p><text:span text:style-name="T42">constructor</text:span></text:p></draw:text-box></draw:frame></text:p>
      <text:p text:style-name="P37"/>
      <text:p text:style-name="P7"/>
      <text:p text:style-name="P7"><text:s/></text:p>
      <text:p text:style-name="P7"/>
      <text:p text:style-name="P7"/>
      <text:p text:style-name="P7"/>
      <text:p text:style-name="P7"/>
      <text:p text:style-name="P7"/>
      <text:p text:style-name="P7"/>
      <text:p text:style-name="P7"/>
      <text:p text:style-name="P2"><text:soft-page-break/><text:span text:style-name="T7">I</text:span><text:span text:style-name="T6">nner classes :</text:span></text:p>
      <text:p text:style-name="P39"><text:tab/>classes inside classes</text:p>
      <text:list xml:id="list2697943646" text:style-name="L6">
        <text:list-item>
          <text:p text:style-name="P40">used when a class is only usesful within another class.</text:p>
        </text:list-item>
        <text:list-item>
          <text:p text:style-name="P40">eg. class Humans inside class Solar System</text:p>
        </text:list-item>
      </text:list>
      <text:p text:style-name="P39"/>
      <text:p text:style-name="P39">Types of inner classes</text:p>
      <text:p text:style-name="P42"/>
      <text:list xml:id="list2132379785" text:style-name="L7">
        <text:list-item>
          <text:p text:style-name="P43">Normal Inner Class</text:p>
        </text:list-item>
        <text:list-item>
          <text:p text:style-name="P43">Method local Inner class</text:p>
        </text:list-item>
        <text:list-item>
          <text:p text:style-name="P43">Local classes</text:p>
        </text:list-item>
        <text:list-item>
          <text:p text:style-name="P43">static inner classes</text:p>
        </text:list-item>
        <text:list-item>
          <text:p text:style-name="P43">Anonymous inner classe</text:p>
        </text:list-item>
      </text:list>
      <text:p text:style-name="P42"/>
      <text:p text:style-name="P41">Normal Inner Class</text:p>
      <text:p text:style-name="P41"/>
      <text:p text:style-name="P45"><draw:frame text:anchor-type="paragraph" draw:z-index="2" draw:name="Shape2" draw:style-name="gr7" draw:text-style-name="P79" svg:width="7.467cm" svg:height="3.421cm" svg:x="1.304cm" svg:y="0.344cm"><draw:text-box><text:p><text:span text:style-name="T41">Class Water{</text:span></text:p><text:p><text:span text:style-name="T41"><text:tab/></text:span><text:span text:style-name="T41">class Fish{</text:span></text:p><text:p><text:span text:style-name="T41"><text:tab/></text:span><text:span text:style-name="T41"><text:tab/></text:span><text:span text:style-name="T41"><text:tab/></text:span></text:p><text:p><text:span text:style-name="T41"/></text:p><text:p><text:span text:style-name="T41"><text:tab/></text:span><text:span text:style-name="T41">}</text:span></text:p><text:p><text:span text:style-name="T41">}</text:span></text:p></draw:text-box></draw:frame></text:p>
      <text:p text:style-name="P42"/>
      <text:p text:style-name="P42"/>
      <text:p text:style-name="P42"/>
      <text:p text:style-name="P42"/>
      <text:p text:style-name="P42"/>
      <text:p text:style-name="P42"/>
      <text:p text:style-name="P42"/>
      <text:p text:style-name="P42">inner class name: Water$Fish.class</text:p>
      <text:p text:style-name="P42"/>
      <text:list xml:id="list428811960" text:style-name="L8">
        <text:list-item>
          <text:p text:style-name="P46">this$0 is a final reference in innerclass which refer to the outer class.</text:p>
        </text:list-item>
        <text:list-item>
          <text:p text:style-name="P46">Inner class access its own variable if the name of inner class and outer class is same.</text:p>
        </text:list-item>
        <text:list-item>
          <text:p text:style-name="P47">Inner class object is a nonstatic or instance class member, it cannot be accessed from a static context.</text:p>
        </text:list-item>
        <text:list-item>
          <text:p text:style-name="P47"><text:s/>Normal inner class object can only be created using an existing Outer class object.</text:p>
        </text:list-item>
        <text:list-item>
          <text:p text:style-name="P35"><text:span text:style-name="T5">The constructor has two hidden parametrs : </text:span><text:span text:style-name="T6">this</text:span><text:span text:style-name="T5"> of inner class <text:s/>and </text:span><text:span text:style-name="T6">this$0</text:span><text:span text:style-name="T5"> of outer class.</text:span></text:p>
        </text:list-item>
      </text:list>
      <text:p text:style-name="P48"><draw:frame text:anchor-type="paragraph" draw:z-index="3" draw:name="Shape2_0" draw:style-name="gr6" draw:text-style-name="P79" svg:width="11.007cm" svg:height="1.421cm" svg:x="3.097cm" svg:y="0.381cm"><draw:text-box><text:p><text:span text:style-name="T41"/></text:p><text:p><text:span text:style-name="T41">Water.Fish f = new Water( ). new Fish( );</text:span></text:p></draw:text-box></draw:frame><text:tab/></text:p>
      <text:p text:style-name="P48"/>
      <text:p text:style-name="P48"/>
      <text:p text:style-name="P48"/>
      <text:list xml:id="list370164165" text:style-name="L9">
        <text:list-item>
          <text:p text:style-name="P49">to access outer class variables inside inner class use:</text:p>
          <text:list>
            <text:list-item>
              <text:p text:style-name="P49">OuterclassName.this.variableName</text:p>
            </text:list-item>
          </text:list>
        </text:list-item>
        <text:list-item>
          <text:p text:style-name="P52"><text:span text:style-name="T13">class members of static inner class cannot be </text:span><text:span text:style-name="T23">static</text:span><text:span text:style-name="T13"> , it gives error</text:span></text:p>
          <text:p text:style-name="P44">“ <text:s text:c="2"/>modifier 'static' is only allowed in constant variable declarations”</text:p>
        </text:list-item>
        <text:list-item>
          <text:p text:style-name="P50"><text:span text:style-name="T14">static is not allowed </text:span><text:span text:style-name="T15">but final static is allowed which are </text:span><text:span text:style-name="Strong_20_Emphasis"><text:span text:style-name="T26"><text:s/>compile-time constant fields</text:span></text:span></text:p>
        </text:list-item>
        <text:list-item>
          <text:p text:style-name="P51"><text:soft-page-break/><text:span text:style-name="Strong_20_Emphasis"><text:span text:style-name="T15">Inner class fields cannot be static because Inner class itself is a <text:s/>non static/instance member. Its existence is dependent on the instance of outer class instance.</text:span></text:span></text:p>
        </text:list-item>
        <text:list-item>
          <text:p text:style-name="P51"><text:span text:style-name="Strong_20_Emphasis"><text:span text:style-name="T15">Normal inner class can have access specifier : public , private , protected </text:span></text:span></text:p>
        </text:list-item>
      </text:list>
      <text:p text:style-name="P23"><text:span text:style-name="Strong_20_Emphasis"><text:span text:style-name="T15"/></text:span></text:p>
      <text:p text:style-name="P23"><draw:frame text:anchor-type="paragraph" draw:z-index="4" draw:name="Shape3" draw:style-name="gr5" draw:text-style-name="P78" svg:width="13.514cm" svg:height="5.354cm" svg:x="0.845cm" svg:y="0.213cm"><draw:text-box><text:p><text:span text:style-name="T40">Class X{</text:span></text:p><text:p><text:span text:style-name="T40"><text:tab/></text:span><text:span text:style-name="T40">class Y{</text:span></text:p><text:p><text:span text:style-name="T40"><text:tab/></text:span><text:span text:style-name="T40"><text:tab/></text:span><text:span text:style-name="T40"><text:tab/></text:span><text:span text:style-name="T40">final this$0 = X reference ;</text:span></text:p><text:p><text:span text:style-name="T40"><text:tab/></text:span><text:span text:style-name="T40"><text:tab/></text:span><text:span text:style-name="T40"><text:tab/></text:span><text:span text:style-name="T40">class Z{</text:span></text:p><text:p><text:span text:style-name="T40"><text:tab/></text:span><text:span text:style-name="T40"><text:tab/></text:span><text:span text:style-name="T40"><text:tab/></text:span><text:span text:style-name="T40"><text:tab/></text:span><text:span text:style-name="T40">this$1 = Y reference; </text:span></text:p><text:p><text:span text:style-name="T40"><text:tab/></text:span><text:span text:style-name="T40"><text:tab/></text:span><text:span text:style-name="T40"><text:tab/></text:span><text:span text:style-name="T40">}</text:span></text:p><text:p><text:span text:style-name="T40"><text:tab/></text:span><text:span text:style-name="T40">}</text:span></text:p><text:p><text:span text:style-name="T40">}</text:span></text:p></draw:text-box></draw:frame><text:span text:style-name="Strong_20_Emphasis"><text:span text:style-name="T15"/></text:span></text:p>
      <text:p text:style-name="P23"><text:span text:style-name="Strong_20_Emphasis"><text:span text:style-name="T15"/></text:span></text:p>
      <text:p text:style-name="P23"><text:span text:style-name="Strong_20_Emphasis"><text:span text:style-name="T15"/></text:span></text:p>
      <text:p text:style-name="P23"><text:span text:style-name="Strong_20_Emphasis"><text:span text:style-name="T15"/></text:span></text:p>
      <text:p text:style-name="P23"><text:span text:style-name="Strong_20_Emphasis"><text:span text:style-name="T15"/></text:span></text:p>
      <text:p text:style-name="P23"><text:span text:style-name="Strong_20_Emphasis"><text:span text:style-name="T15"/></text:span></text:p>
      <text:p text:style-name="P23"><text:span text:style-name="Strong_20_Emphasis"><text:span text:style-name="T15"/></text:span></text:p>
      <text:p text:style-name="P23"><text:span text:style-name="Strong_20_Emphasis"><text:span text:style-name="T15"/></text:span></text:p>
      <text:p text:style-name="P23"><text:span text:style-name="Strong_20_Emphasis"><text:span text:style-name="T15"/></text:span></text:p>
      <text:p text:style-name="P23"><text:span text:style-name="Strong_20_Emphasis"><text:span text:style-name="T15"/></text:span></text:p>
      <text:p text:style-name="P23"><text:span text:style-name="Strong_20_Emphasis"><text:span text:style-name="T15"/></text:span></text:p>
      <text:p text:style-name="P26"><text:span text:style-name="Strong_20_Emphasis"><text:span text:style-name="T19"/></text:span></text:p>
      <text:p text:style-name="P26"><text:span text:style-name="Strong_20_Emphasis"><text:span text:style-name="T10">Local classes :</text:span></text:span></text:p>
      <text:p text:style-name="P26"><text:span text:style-name="Strong_20_Emphasis"><text:span text:style-name="T19"/></text:span></text:p>
      <text:list xml:id="list1409984354" text:style-name="L10">
        <text:list-item>
          <text:p text:style-name="P75"><text:span text:style-name="Strong_20_Emphasis"><text:span text:style-name="T19">Local classes are classes that are defined in a </text:span></text:span><text:span text:style-name="Strong_20_Emphasis"><text:span text:style-name="Emphasis"><text:span text:style-name="T27">block</text:span></text:span></text:span><text:span text:style-name="Strong_20_Emphasis"><text:span text:style-name="T19">, which is a group of zero or more statements between balanced braces. You typically find local classes defined in the body of a method.</text:span></text:span></text:p>
        </text:list-item>
        <text:list-item>
          <text:p text:style-name="P75"><text:span text:style-name="Strong_20_Emphasis"><text:span text:style-name="T19">You can define a local class inside any block (see </text:span></text:span><text:a xlink:type="simple" xlink:href="https://docs.oracle.com/javase/tutorial/java/nutsandbolts/expressions.html" office:target-frame-name="_top" xlink:show="replace" text:style-name="Internet_20_link" text:visited-style-name="Visited_20_Internet_20_Link"><text:span text:style-name="Strong_20_Emphasis">Expressions, Statements, and Blocks</text:span></text:a><text:span text:style-name="Strong_20_Emphasis"><text:span text:style-name="T19"> for more information). For example, you can define a local class in a method body, a </text:span></text:span><text:span text:style-name="Strong_20_Emphasis"><text:span text:style-name="Source_20_Text"><text:span text:style-name="T19">for</text:span></text:span></text:span><text:span text:style-name="Strong_20_Emphasis"><text:span text:style-name="T19"> loop, or an </text:span></text:span><text:span text:style-name="Strong_20_Emphasis"><text:span text:style-name="Source_20_Text"><text:span text:style-name="T19">if</text:span></text:span></text:span><text:span text:style-name="Strong_20_Emphasis"><text:span text:style-name="T19"> clause.</text:span></text:span></text:p>
        </text:list-item>
        <text:list-item>
          <text:p text:style-name="P75"><text:span text:style-name="Strong_20_Emphasis"><text:span text:style-name="T19">A local class has access to the members of its enclosing class.</text:span></text:span></text:p>
        </text:list-item>
        <text:list-item>
          <text:p text:style-name="P75"><text:span text:style-name="Strong_20_Emphasis"><text:span text:style-name="T19">In addition, a local class has access to local variables. However, a local class can only access local variables that are declared final. When a local class accesses a local variable or parameter of the enclosing block, it </text:span></text:span><text:span text:style-name="Strong_20_Emphasis"><text:span text:style-name="Emphasis"><text:span text:style-name="T27">captures</text:span></text:span></text:span><text:span text:style-name="Strong_20_Emphasis"><text:span text:style-name="T19"> that variable or parameter.</text:span></text:span></text:p>
        </text:list-item>
        <text:list-item>
          <text:p text:style-name="P75"><text:span text:style-name="Strong_20_Emphasis"><text:span text:style-name="T19">However, starting in Java SE 8, a local class can access local variables and parameters of the enclosing block that are final or </text:span></text:span><text:span text:style-name="Strong_20_Emphasis"><text:span text:style-name="Emphasis"><text:span text:style-name="T27">effectively final</text:span></text:span></text:span><text:span text:style-name="Strong_20_Emphasis"><text:span text:style-name="T19">. A variable or parameter whose value is never changed after it is initialized is effectively final.</text:span></text:span></text:p>
        </text:list-item>
        <text:list-item>
          <text:p text:style-name="P75"><text:span text:style-name="Strong_20_Emphasis"><text:span text:style-name="T19">If value of local value is changed and it is used inside local class then an error is genrated , </text:span></text:span><text:span text:style-name="Strong_20_Emphasis"><text:span text:style-name="T24">"local variables referenced from an inner class must be final or effectively final"</text:span></text:span><text:span text:style-name="Strong_20_Emphasis"><text:span text:style-name="T19"> </text:span></text:span></text:p>
        </text:list-item>
      </text:list>
      <text:p text:style-name="P28"><text:span text:style-name="Strong_20_Emphasis"><text:span text:style-name="T19"/></text:span></text:p>
      <text:p text:style-name="P26"><text:span text:style-name="Strong_20_Emphasis"><text:span text:style-name="T15"/></text:span></text:p>
      <text:p text:style-name="P24"><text:soft-page-break/><text:span text:style-name="Strong_20_Emphasis"><text:span text:style-name="T9">Method local Inner Class</text:span></text:span></text:p>
      <text:p text:style-name="P24"><text:span text:style-name="Strong_20_Emphasis"><text:span text:style-name="T12"/></text:span></text:p>
      <text:p text:style-name="P24"><draw:frame text:anchor-type="paragraph" draw:z-index="5" draw:name="Shape3_0" draw:style-name="gr4" draw:text-style-name="P77" svg:width="13.514cm" svg:height="13.676cm" svg:x="1.097cm" svg:y="0.145cm"><draw:text-box><text:p><text:span text:style-name="T40">Class X{</text:span></text:p><text:p><text:span text:style-name="T40"><text:tab/></text:span><text:span text:style-name="T40">void fun( ){</text:span></text:p><text:p><text:span text:style-name="T40"><text:tab/></text:span><text:span text:style-name="T40"><text:tab/></text:span><text:span text:style-name="T40"><text:tab/></text:span><text:span text:style-name="T40">class Y{ <text:s text:c="2"/>// class name : </text:span><text:span text:style-name="T40">X$1Y</text:span></text:p><text:p><text:span text:style-name="T40"><text:tab/></text:span><text:span text:style-name="T40"><text:tab/></text:span><text:span text:style-name="T40"><text:tab/></text:span><text:span text:style-name="T40"><text:tab/></text:span><text:span text:style-name="T40">final this$0 = X;</text:span></text:p><text:p><text:span text:style-name="T40"><text:tab/></text:span><text:span text:style-name="T40"><text:tab/></text:span><text:span text:style-name="T40"><text:tab/></text:span></text:p><text:p><text:span text:style-name="T40"><text:tab/></text:span><text:span text:style-name="T40"><text:tab/></text:span><text:span text:style-name="T40"><text:tab/></text:span><text:span text:style-name="T40">}</text:span></text:p><text:p><text:span text:style-name="T40"><text:tab/></text:span><text:span text:style-name="T40">}</text:span></text:p><text:p><text:span text:style-name="T40"><text:tab/></text:span><text:span text:style-name="T40">void gun( ){</text:span></text:p><text:p><text:span text:style-name="T40"><text:tab/></text:span><text:span text:style-name="T40"><text:tab/></text:span><text:span text:style-name="T40"><text:tab/></text:span><text:span text:style-name="T40">class Y{ <text:s text:c="2"/>//class name : X$2Y</text:span></text:p><text:p><text:span text:style-name="T40"><text:tab/></text:span><text:span text:style-name="T40"><text:tab/></text:span><text:span text:style-name="T40"><text:tab/></text:span><text:span text:style-name="T40"><text:tab/></text:span><text:span text:style-name="T40">final this$0 = X;</text:span></text:p><text:p><text:span text:style-name="T40"><text:tab/></text:span><text:span text:style-name="T40"><text:tab/></text:span><text:span text:style-name="T40"><text:tab/></text:span></text:p><text:p><text:span text:style-name="T40"><text:tab/></text:span><text:span text:style-name="T40"><text:tab/></text:span><text:span text:style-name="T40"><text:tab/></text:span><text:span text:style-name="T40">}</text:span></text:p><text:p><text:span text:style-name="T40"><text:tab/></text:span><text:span text:style-name="T40">}</text:span></text:p><text:p><text:span text:style-name="T40"/></text:p><text:p><text:span text:style-name="T40"/></text:p><text:p><text:span text:style-name="T40"/></text:p><text:p><text:span text:style-name="T40">void bun( ){</text:span></text:p><text:p><text:span text:style-name="T40"><text:tab/></text:span><text:span text:style-name="T40"><text:tab/></text:span><text:span text:style-name="T40"><text:tab/></text:span><text:span text:style-name="T40">class Z{ <text:s text:c="2"/>//class name : X$1Z</text:span></text:p><text:p><text:span text:style-name="T40"><text:tab/></text:span><text:span text:style-name="T40"><text:tab/></text:span><text:span text:style-name="T40"><text:tab/></text:span><text:span text:style-name="T40"><text:tab/></text:span><text:span text:style-name="T40">final this$0 = X;</text:span></text:p><text:p><text:span text:style-name="T40"><text:tab/></text:span><text:span text:style-name="T40"><text:tab/></text:span><text:span text:style-name="T40"><text:tab/></text:span></text:p><text:p><text:span text:style-name="T40"><text:tab/></text:span><text:span text:style-name="T40"><text:tab/></text:span><text:span text:style-name="T40"><text:tab/></text:span><text:span text:style-name="T40">}</text:span></text:p><text:p><text:span text:style-name="T40"><text:tab/></text:span><text:span text:style-name="T40">}</text:span></text:p><text:p><text:span text:style-name="T40"/></text:p><text:p><text:span text:style-name="T40">}</text:span></text:p></draw:text-box></draw:frame><text:span text:style-name="Strong_20_Emphasis"><text:span text:style-name="T12"/></text:span></text:p>
      <text:p text:style-name="P24"><text:span text:style-name="Strong_20_Emphasis"><text:span text:style-name="T12"/></text:span></text:p>
      <text:p text:style-name="P24"><text:span text:style-name="Strong_20_Emphasis"><text:span text:style-name="T12"/></text:span></text:p>
      <text:p text:style-name="P24"><text:span text:style-name="Strong_20_Emphasis"><text:span text:style-name="T12"/></text:span></text:p>
      <text:p text:style-name="P24"><text:span text:style-name="Strong_20_Emphasis"><text:span text:style-name="T12"/></text:span></text:p>
      <text:p text:style-name="P24"><text:span text:style-name="Strong_20_Emphasis"><text:span text:style-name="T12"/></text:span></text:p>
      <text:p text:style-name="P24"><text:span text:style-name="Strong_20_Emphasis"><text:span text:style-name="T12"/></text:span></text:p>
      <text:p text:style-name="P24"><text:span text:style-name="Strong_20_Emphasis"><text:span text:style-name="T12"/></text:span></text:p>
      <text:p text:style-name="P24"><text:span text:style-name="Strong_20_Emphasis"><text:span text:style-name="T12"/></text:span></text:p>
      <text:p text:style-name="P24"><text:span text:style-name="Strong_20_Emphasis"><text:span text:style-name="T12"/></text:span></text:p>
      <text:p text:style-name="P24"><text:span text:style-name="Strong_20_Emphasis"><text:span text:style-name="T12"/></text:span></text:p>
      <text:p text:style-name="P24"><text:span text:style-name="Strong_20_Emphasis"><text:span text:style-name="T12"/></text:span></text:p>
      <text:p text:style-name="P24"><text:span text:style-name="Strong_20_Emphasis"><text:span text:style-name="T12"/></text:span></text:p>
      <text:p text:style-name="P24"><text:span text:style-name="Strong_20_Emphasis"><text:span text:style-name="T12"/></text:span></text:p>
      <text:p text:style-name="P24"><text:span text:style-name="Strong_20_Emphasis"><text:span text:style-name="T12"/></text:span></text:p>
      <text:p text:style-name="P24"><text:span text:style-name="Strong_20_Emphasis"><text:span text:style-name="T12"/></text:span></text:p>
      <text:p text:style-name="P24"><text:span text:style-name="Strong_20_Emphasis"><text:span text:style-name="T12"/></text:span></text:p>
      <text:p text:style-name="P24"><text:span text:style-name="Strong_20_Emphasis"><text:span text:style-name="T12"/></text:span></text:p>
      <text:p text:style-name="P24"><text:span text:style-name="Strong_20_Emphasis"><text:span text:style-name="T12"/></text:span></text:p>
      <text:p text:style-name="P24"><text:span text:style-name="Strong_20_Emphasis"><text:span text:style-name="T12"/></text:span></text:p>
      <text:p text:style-name="P24"><text:span text:style-name="Strong_20_Emphasis"><text:span text:style-name="T12"/></text:span></text:p>
      <text:list xml:id="list26724433" text:style-name="L11">
        <text:list-header>
          <text:p text:style-name="P55"><text:span text:style-name="Strong_20_Emphasis"><text:span text:style-name="T12"/></text:span></text:p>
        </text:list-header>
        <text:list-item>
          <text:p text:style-name="P55"><text:span text:style-name="Strong_20_Emphasis"><text:span text:style-name="T16">these classes are defined inside a method </text:span></text:span></text:p>
        </text:list-item>
        <text:list-item>
          <text:p text:style-name="P58"><text:span text:style-name="Strong_20_Emphasis"><text:span text:style-name="T22">class needs to be defined before using them in method</text:span></text:span></text:p>
        </text:list-item>
        <text:list-item>
          <text:p text:style-name="P55"><text:span text:style-name="Strong_20_Emphasis"><text:span text:style-name="T16">objects can only be created inside the methods</text:span></text:span></text:p>
        </text:list-item>
        <text:list-item>
          <text:p text:style-name="P55"><text:span text:style-name="Strong_20_Emphasis"><text:span text:style-name="T16">have a final variable of outer class, to access the outer class members</text:span></text:span></text:p>
        </text:list-item>
        <text:list-item>
          <text:p text:style-name="P56"><text:span text:style-name="Strong_20_Emphasis"><text:span text:style-name="T19">local method members and parameters can also be accesed if they are final or effectively final</text:span></text:span></text:p>
        </text:list-item>
        <text:list-item>
          <text:p text:style-name="P55"><text:span text:style-name="Strong_20_Emphasis"><text:span text:style-name="T17">outer class members can be accesed : Outerclassname.this.variableName</text:span></text:span></text:p>
        </text:list-item>
        <text:list-item>
          <text:p text:style-name="P55"><text:span text:style-name="Strong_20_Emphasis"><text:span text:style-name="T17">static members are not allowed</text:span></text:span></text:p>
        </text:list-item>
        <text:list-item>
          <text:p text:style-name="P55"><text:span text:style-name="Strong_20_Emphasis"><text:span text:style-name="T17">final static members are allowed</text:span></text:span></text:p>
        </text:list-item>
        <text:list-item>
          <text:p text:style-name="P57"><text:span text:style-name="Strong_20_Emphasis"><text:span text:style-name="T18">there is no access specifier for </text:span></text:span><text:span text:style-name="Strong_20_Emphasis"><text:span text:style-name="T19">method local inner class, as its not valid</text:span></text:span></text:p>
        </text:list-item>
      </text:list>
      <text:p text:style-name="P25"><text:span text:style-name="Strong_20_Emphasis"><text:span text:style-name="T17"/></text:span></text:p>
      <text:p text:style-name="P25"><text:span text:style-name="Strong_20_Emphasis"><text:span text:style-name="T17">If method local inner class is defined inside a static method then there is no final reference of outer class method </text:span></text:span><text:span text:style-name="Strong_20_Emphasis"><text:span text:style-name="T20">so non instance variable of outer class cannot be accessed.</text:span></text:span></text:p>
      <text:p text:style-name="P27"><text:span text:style-name="Strong_20_Emphasis"><text:span text:style-name="T20">Only static members of outer class can be accessed. </text:span></text:span><text:span text:style-name="Strong_20_Emphasis"><text:span text:style-name="T21">Using : </text:span></text:span><text:span text:style-name="Strong_20_Emphasis"><text:span text:style-name="T25">Classname.variableName</text:span></text:span></text:p>
      <text:p text:style-name="P27"><text:span text:style-name="Strong_20_Emphasis"><text:span text:style-name="T20"/></text:span></text:p>
      <text:p text:style-name="P25"><text:soft-page-break/><text:span text:style-name="Strong_20_Emphasis"><text:span text:style-name="T17"/></text:span></text:p>
      <text:p text:style-name="P25"><text:span text:style-name="Strong_20_Emphasis"><text:span text:style-name="T12"/></text:span></text:p>
      <text:p text:style-name="P25"><text:span text:style-name="Strong_20_Emphasis"><text:span text:style-name="T12"/></text:span></text:p>
      <text:p text:style-name="P25"><text:span text:style-name="Strong_20_Emphasis"><text:span text:style-name="T12"/></text:span></text:p>
      <text:p text:style-name="P25"><text:span text:style-name="Strong_20_Emphasis"><text:span text:style-name="T12"/></text:span></text:p>
      <text:p text:style-name="P25"><draw:frame text:anchor-type="paragraph" draw:z-index="6" draw:name="Shape3_1" draw:style-name="gr3" draw:text-style-name="P77" svg:width="13.514cm" svg:height="7.979cm" svg:x="2.332cm" svg:y="0.069cm"><draw:text-box><text:p><text:span text:style-name="T40">class X{</text:span></text:p><text:p><text:span text:style-name="T40"><text:tab/></text:span><text:span text:style-name="T40">void fun(){</text:span></text:p><text:p><text:span text:style-name="T40"><text:tab/></text:span><text:span text:style-name="T40">final this$0 =X ;</text:span></text:p><text:p><text:span text:style-name="T40"><text:tab/></text:span><text:span text:style-name="T40"><text:tab/></text:span><text:span text:style-name="T40">class Y{</text:span></text:p><text:p><text:span text:style-name="T40"/></text:p><text:p><text:span text:style-name="T40"><text:tab/></text:span><text:span text:style-name="T40"><text:tab/></text:span><text:span text:style-name="T40"><text:tab/></text:span><text:span text:style-name="T40">}</text:span><text:span text:style-name="T40"><text:tab/></text:span><text:span text:style-name="T40"><text:tab/></text:span><text:span text:style-name="T40"><text:tab/></text:span></text:p><text:p><text:span text:style-name="T40"><text:tab/></text:span><text:span text:style-name="T40">}</text:span></text:p><text:p><text:span text:style-name="T40"/></text:p><text:p><text:span text:style-name="T40"><text:tab/></text:span><text:span text:style-name="T40">static void gun(){</text:span></text:p><text:p><text:span text:style-name="T40"><text:tab/></text:span><text:span text:style-name="T40"><text:tab/></text:span><text:span text:style-name="T40">class Y{</text:span></text:p><text:p><text:span text:style-name="T40"><text:tab/></text:span><text:span text:style-name="T40"><text:tab/></text:span><text:span text:style-name="T40"><text:tab/></text:span><text:span text:style-name="T40">}</text:span><text:span text:style-name="T40"><text:tab/></text:span><text:span text:style-name="T40"><text:tab/></text:span><text:span text:style-name="T40"><text:tab/></text:span></text:p><text:p><text:span text:style-name="T40"><text:tab/></text:span><text:span text:style-name="T40">}</text:span></text:p><text:p><text:span text:style-name="T40">}</text:span></text:p><text:p><text:span text:style-name="T40"/></text:p></draw:text-box></draw:frame><text:span text:style-name="Strong_20_Emphasis"><text:span text:style-name="T12"/></text:span></text:p>
      <text:p text:style-name="P25"><text:span text:style-name="Strong_20_Emphasis"><text:span text:style-name="T12"/></text:span></text:p>
      <text:p text:style-name="P25"><text:span text:style-name="Strong_20_Emphasis"><text:span text:style-name="T12"/></text:span></text:p>
      <text:p text:style-name="P25"><text:span text:style-name="Strong_20_Emphasis"><text:span text:style-name="T12"/></text:span></text:p>
      <text:p text:style-name="P25"><text:span text:style-name="Strong_20_Emphasis"><text:span text:style-name="T12"/></text:span></text:p>
      <text:p text:style-name="P25"><text:span text:style-name="Strong_20_Emphasis"><text:span text:style-name="T12"/></text:span></text:p>
      <text:p text:style-name="P25"><text:span text:style-name="Strong_20_Emphasis"><text:span text:style-name="T12"/></text:span></text:p>
      <text:p text:style-name="P25"><text:span text:style-name="Strong_20_Emphasis"><text:span text:style-name="T12"/></text:span></text:p>
      <text:p text:style-name="P25"><text:span text:style-name="Strong_20_Emphasis"><text:span text:style-name="T12"/></text:span></text:p>
      <text:p text:style-name="P25"><text:span text:style-name="Strong_20_Emphasis"><text:span text:style-name="T12"/></text:span></text:p>
      <text:p text:style-name="P25"><text:span text:style-name="Strong_20_Emphasis"><text:span text:style-name="T12"/></text:span></text:p>
      <text:p text:style-name="P25"><text:span text:style-name="Strong_20_Emphasis"><text:span text:style-name="T12"/></text:span></text:p>
      <text:p text:style-name="P25"><text:span text:style-name="Strong_20_Emphasis"><text:span text:style-name="T12"/></text:span></text:p>
      <text:p text:style-name="P25"><text:span text:style-name="Strong_20_Emphasis"><text:span text:style-name="T12"/></text:span></text:p>
      <text:list xml:id="list3807777713" text:style-name="L12">
        <text:list-item>
          <text:p text:style-name="P60"><text:span text:style-name="Strong_20_Emphasis"><text:span text:style-name="T11">Declaring interface is not allowed inside local classes because they are inherently static.</text:span></text:span></text:p>
        </text:list-item>
      </text:list>
      <text:p text:style-name="P61"><text:span text:style-name="Strong_20_Emphasis"><text:span text:style-name="T11"/></text:span></text:p>
      <text:p text:style-name="P61"><text:span text:style-name="Strong_20_Emphasis"><text:span text:style-name="T28">Static Inner classes </text:span></text:span></text:p>
      <text:p text:style-name="P61"><text:span text:style-name="Strong_20_Emphasis"><text:span text:style-name="T29"/></text:span></text:p>
      <text:list xml:id="list3905976075" text:style-name="L13">
        <text:list-item>
          <text:p text:style-name="P65"><text:span text:style-name="Strong_20_Emphasis"><text:span text:style-name="T34">Static inner class is a static member of outer class</text:span></text:span></text:p>
        </text:list-item>
        <text:list-item>
          <text:p text:style-name="P65"><text:span text:style-name="Strong_20_Emphasis"><text:span text:style-name="T34">Object of static nested class can be created without creating outer class object</text:span></text:span></text:p>
          <text:p text:style-name="P65"><draw:frame text:anchor-type="paragraph" draw:z-index="7" draw:name="Shape4" draw:style-name="gr2" draw:text-style-name="P76" svg:width="13.768cm" svg:height="8.55cm" svg:x="1.505cm" svg:y="0.471cm"><draw:text-box><text:p>class X{</text:p><text:p><text:tab/><text:tab/>static class Y{</text:p><text:p><text:tab/><text:tab/>void fun(){</text:p><text:p><text:tab/><text:tab/><text:tab/>System.out.println("fun");</text:p><text:p/><text:p><text:tab/><text:tab/>}<text:tab/></text:p><text:p><text:tab/>}</text:p><text:p>}</text:p><text:p>class Test{</text:p><text:p/><text:p><text:tab/>public static void main(String args[]){</text:p><text:p/><text:p><text:tab/><text:tab/>X.Y obj = new X.Y();</text:p><text:p><text:tab/><text:tab/>obj.fun();</text:p><text:p><text:tab/>}</text:p><text:p>}</text:p><text:p/></draw:text-box></draw:frame><text:span text:style-name="Strong_20_Emphasis"><text:span text:style-name="T34"/></text:span></text:p>
        </text:list-item>
      </text:list>
      <text:p text:style-name="P66"><text:span text:style-name="Strong_20_Emphasis"><text:span text:style-name="T34"/></text:span></text:p>
      <text:p text:style-name="P66"><text:span text:style-name="Strong_20_Emphasis"><text:span text:style-name="T34"/></text:span></text:p>
      <text:p text:style-name="P66"><text:span text:style-name="Strong_20_Emphasis"><text:span text:style-name="T34"/></text:span></text:p>
      <text:p text:style-name="P66"><text:span text:style-name="Strong_20_Emphasis"><text:span text:style-name="T34"/></text:span></text:p>
      <text:p text:style-name="P66"><text:span text:style-name="Strong_20_Emphasis"><text:span text:style-name="T34"/></text:span></text:p>
      <text:p text:style-name="P66"><text:span text:style-name="Strong_20_Emphasis"><text:span text:style-name="T34"/></text:span></text:p>
      <text:p text:style-name="P66"><text:span text:style-name="Strong_20_Emphasis"><text:span text:style-name="T34"/></text:span></text:p>
      <text:p text:style-name="P66"><text:span text:style-name="Strong_20_Emphasis"><text:span text:style-name="T34"/></text:span></text:p>
      <text:p text:style-name="P66"><text:span text:style-name="Strong_20_Emphasis"><text:span text:style-name="T34"/></text:span></text:p>
      <text:p text:style-name="P66"><text:soft-page-break/><text:span text:style-name="Strong_20_Emphasis"><text:span text:style-name="T34"/></text:span></text:p>
      <text:list xml:id="list202704248321160" text:continue-numbering="true" text:style-name="L13">
        <text:list-item>
          <text:p text:style-name="P62"><text:span text:style-name="Strong_20_Emphasis"><text:span text:style-name="T31">only static members of outer </text:span></text:span><text:span text:style-name="Strong_20_Emphasis"><text:span text:style-name="T33">class</text:span></text:span><text:span text:style-name="Strong_20_Emphasis"><text:span text:style-name="T31"> can be called from static inner class</text:span></text:span></text:p>
        </text:list-item>
        <text:list-item>
          <text:p text:style-name="P63"><text:span text:style-name="Strong_20_Emphasis"><text:span text:style-name="T32">name : Outer$inner.class</text:span></text:span></text:p>
        </text:list-item>
        <text:list-item>
          <text:p text:style-name="P64"><text:span text:style-name="Strong_20_Emphasis"><text:span text:style-name="T33">static class can nest as much as static classes inside it</text:span></text:span></text:p>
        </text:list-item>
        <text:list-item>
          <text:p text:style-name="P64"><text:span text:style-name="Strong_20_Emphasis"><text:span text:style-name="T33">static class can contain static and non static variables inside it</text:span></text:span></text:p>
        </text:list-item>
        <text:list-item>
          <text:p text:style-name="P64"><text:span text:style-name="Strong_20_Emphasis"><text:span text:style-name="T33">the non static variables of static class can only be called from a </text:span></text:span><text:span text:style-name="Strong_20_Emphasis"><text:span text:style-name="T35">non </text:span></text:span><text:span text:style-name="Strong_20_Emphasis"><text:span text:style-name="T33">static context</text:span></text:span></text:p>
        </text:list-item>
      </text:list>
      <text:p text:style-name="P25"><text:span text:style-name="Strong_20_Emphasis"><text:span text:style-name="T12"/></text:span></text:p>
      <text:p text:style-name="P54"/>
      <text:p text:style-name="P53">Normal Inner class cannot contain static class as it is a static declaration and no static declaration is allowed inside normal inner class</text:p>
      <text:p text:style-name="P53"/>
      <text:p text:style-name="P53"><draw:frame text:anchor-type="paragraph" draw:z-index="8" draw:name="Shape5" draw:style-name="gr1" draw:text-style-name="P76" svg:width="8.534cm" svg:height="3.897cm" svg:x="1.879cm" svg:y="0.349cm"><draw:text-box><text:p>class X{</text:p><text:p><text:s text:c="5"/>class Y{</text:p><text:p><text:s text:c="8"/>static class P{</text:p><text:p><text:s text:c="11"/></text:p><text:p><text:s text:c="8"/>}</text:p><text:p><text:s text:c="4"/>}</text:p><text:p>}</text:p><text:p/></draw:text-box></draw:frame></text:p>
      <text:p text:style-name="P25"/>
      <text:p text:style-name="P25"><text:span text:style-name="Strong_20_Emphasis"><text:span text:style-name="T12"/></text:span></text:p>
      <text:p text:style-name="P25"><text:span text:style-name="Strong_20_Emphasis"><text:span text:style-name="T12"/></text:span></text:p>
      <text:p text:style-name="P25"><text:span text:style-name="Strong_20_Emphasis"><text:span text:style-name="T12"/></text:span></text:p>
      <text:p text:style-name="P25"><text:span text:style-name="Strong_20_Emphasis"><text:span text:style-name="T12"/></text:span></text:p>
      <text:p text:style-name="P25"><text:span text:style-name="Strong_20_Emphasis"><text:span text:style-name="T12"/></text:span></text:p>
      <text:p text:style-name="P25"><text:span text:style-name="Strong_20_Emphasis"><text:span text:style-name="T12"/></text:span></text:p>
      <text:p text:style-name="P25"><text:span text:style-name="Strong_20_Emphasis"><text:span text:style-name="T12"/></text:span></text:p>
      <text:p text:style-name="P67"><text:span text:style-name="Strong_20_Emphasis"><text:span text:style-name="T30">Anonymous Inner class</text:span></text:span></text:p>
      <text:p text:style-name="P67"><text:span text:style-name="Strong_20_Emphasis"><text:span text:style-name="T30"/></text:span></text:p>
      <text:p text:style-name="P67"><text:span text:style-name="Strong_20_Emphasis"><text:span text:style-name="T36">name : </text:span></text:span><text:span text:style-name="Strong_20_Emphasis"><text:span text:style-name="T30">Outer$1</text:span></text:span></text:p>
      <text:p text:style-name="P67"><text:span text:style-name="Strong_20_Emphasis"><text:span text:style-name="T30"/></text:span></text:p>
      <text:list xml:id="list3722503938" text:style-name="L14">
        <text:list-item>
          <text:p text:style-name="P68"><text:span text:style-name="Strong_20_Emphasis"><text:span text:style-name="T36">It is actually a child class of a parent class</text:span></text:span></text:p>
        </text:list-item>
        <text:list-item>
          <text:p text:style-name="P68"><text:span text:style-name="Strong_20_Emphasis"><text:span text:style-name="T36">The methods inside it need to override a method in parent class</text:span></text:span></text:p>
        </text:list-item>
        <text:list-item>
          <text:p text:style-name="P68"><text:span text:style-name="Strong_20_Emphasis"><text:span text:style-name="T36">only one instance of anon</text:span></text:span><text:span text:style-name="Strong_20_Emphasis"><text:span text:style-name="T37">ymous class is created</text:span></text:span></text:p>
        </text:list-item>
        <text:list-item>
          <text:p text:style-name="P69"><text:span text:style-name="Strong_20_Emphasis"><text:span text:style-name="T37">static declaration is not allowed in anonymous innerclass</text:span></text:span></text:p>
        </text:list-item>
        <text:list-item>
          <text:p text:style-name="P69"><text:span text:style-name="Strong_20_Emphasis"><text:span text:style-name="T37">final static declaration is allowed</text:span></text:span></text:p>
        </text:list-item>
        <text:list-item>
          <text:p text:style-name="P70"><text:span text:style-name="Strong_20_Emphasis"><text:span text:style-name="T38">anonymous inner class can have nested classes </text:span></text:span></text:p>
        </text:list-item>
      </text:list>
      <text:p text:style-name="P25"><text:span text:style-name="Strong_20_Emphasis"><text:span text:style-name="T12"/></text:span></text:p>
      <text:p text:style-name="P25"><text:span text:style-name="Strong_20_Emphasis"><text:span text:style-name="T1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8T21:57:27.716645681</meta:creation-date>
    <meta:generator>LibreOffice/6.4.7.2$Linux_X86_64 LibreOffice_project/40$Build-2</meta:generator>
    <dc:date>2022-05-31T15:43:35.690594125</dc:date>
    <meta:editing-duration>PT7H40M59S</meta:editing-duration>
    <meta:editing-cycles>12</meta:editing-cycles>
    <meta:document-statistic meta:table-count="0" meta:image-count="0" meta:object-count="0" meta:page-count="7" meta:paragraph-count="93" meta:word-count="1147" meta:character-count="6452" meta:non-whitespace-character-count="5434"/>
  </office:meta>
</office:document-meta>
</file>